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fc3e" officeooo:paragraph-rsid="0018fc3e"/>
    </style:style>
    <style:style style:name="T1" style:family="text">
      <style:text-properties officeooo:rsid="001a4458"/>
    </style:style>
    <style:style style:name="T2" style:family="text">
      <style:text-properties officeooo:rsid="001a8b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eza introduced fast-STRIPS. It basically is a modification of STRIPS <text:span text:style-name="T2">which finds better solution faster. </text:span></text:p>
      <text:p text:style-name="P1"/>
      <text:p text:style-name="P1">2. NengFa-Zhou talked about internals of Picat-language. It combines the likes of Functional Programming, Constraint Programming, Scripting and Logic Programming into one language. <text:span text:style-name="T1">Since it has built in dynamic tabling mechanism, it speeds up recursion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21:49:24.393240766</dc:date>
    <meta:editing-duration>PT7M56S</meta:editing-duration>
    <meta:editing-cycles>3</meta:editing-cycles>
    <meta:generator>LibreOffice/4.4.6.3$Linux_X86_64 LibreOffice_project/40m0$Build-3</meta:generator>
    <meta:document-statistic meta:table-count="0" meta:image-count="0" meta:object-count="0" meta:page-count="1" meta:paragraph-count="2" meta:word-count="51" meta:character-count="364" meta:non-whitespace-character-count="313"/>
  </office:meta>
</office:document-meta>
</file>